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Instrument Serif" svg:font-family="'Instrument Serif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HW SC" svg:font-family="'Source Han Sans HW SC'" style:font-family-generic="modern" style:font-pitch="fixed"/>
    <style:font-face style:name="Source Han Sans SC" svg:font-family="'Source Han Sans SC'" style:font-family-generic="system" style:font-pitch="variable"/>
    <style:font-face style:name="Source Han Serif SC" svg:font-family="'Source Han Serif SC'" style:font-family-generic="system" style:font-pitch="variable"/>
  </office:font-face-decls>
  <office:automatic-styles>
    <style:style style:name="P1" style:family="paragraph" style:parent-style-name="Standard">
      <style:text-properties style:font-name="Instrument Serif" fo:font-size="10pt" officeooo:paragraph-rsid="0007ee84" style:font-size-asian="10pt" style:font-size-complex="10pt"/>
    </style:style>
    <style:style style:name="P2" style:family="paragraph" style:parent-style-name="Standard">
      <style:text-properties style:font-name="Instrument Serif" fo:font-size="10pt" officeooo:rsid="0043fe42" officeooo:paragraph-rsid="0043fe42" style:font-name-asian="Source Han Sans HW SC" style:font-size-asian="10pt" style:font-name-complex="Liberation Mono" style:font-size-complex="10pt"/>
    </style:style>
    <style:style style:name="P3" style:family="paragraph" style:parent-style-name="Preformatted_20_Text">
      <style:text-properties style:font-name="Instrument Serif" fo:font-size="10pt" officeooo:rsid="003448cd" officeooo:paragraph-rsid="0035a4cb" style:font-name-asian="Source Han Sans HW SC" style:font-size-asian="10pt" style:font-name-complex="Liberation Mono" style:font-size-complex="10pt"/>
    </style:style>
    <style:style style:name="P4" style:family="paragraph" style:parent-style-name="Preformatted_20_Text">
      <style:text-properties style:font-name="Instrument Serif" fo:font-size="10pt" officeooo:rsid="0035a4cb" officeooo:paragraph-rsid="003d14b8" style:font-name-asian="Source Han Sans HW SC" style:font-size-asian="10pt" style:font-name-complex="Liberation Mono" style:font-size-complex="10pt"/>
    </style:style>
    <style:style style:name="P5" style:family="paragraph" style:parent-style-name="Preformatted_20_Text">
      <style:text-properties style:font-name="Instrument Serif" fo:font-size="10pt" officeooo:rsid="0035a4cb" officeooo:paragraph-rsid="0035a4cb" style:font-name-asian="Source Han Sans HW SC" style:font-size-asian="10pt" style:font-name-complex="Liberation Mono" style:font-size-complex="10pt"/>
    </style:style>
    <style:style style:name="P6" style:family="paragraph" style:parent-style-name="Preformatted_20_Text">
      <style:text-properties style:font-name="Instrument Serif" fo:font-size="10pt" officeooo:rsid="0043303c" officeooo:paragraph-rsid="0043303c" style:font-name-asian="Source Han Sans HW SC" style:font-size-asian="10pt" style:font-name-complex="Liberation Mono" style:font-size-complex="10pt"/>
    </style:style>
    <style:style style:name="P7" style:family="paragraph" style:parent-style-name="Preformatted_20_Text">
      <style:text-properties style:font-name="Instrument Serif" fo:font-size="10pt" officeooo:rsid="00461198" officeooo:paragraph-rsid="00461198" style:font-name-asian="Source Han Sans HW SC" style:font-size-asian="10pt" style:font-name-complex="Liberation Mono" style:font-size-complex="10pt"/>
    </style:style>
    <style:style style:name="P8" style:family="paragraph" style:parent-style-name="Preformatted_20_Text">
      <style:text-properties style:font-name="Instrument Serif" fo:font-size="10pt" officeooo:rsid="00465051" officeooo:paragraph-rsid="00465051" style:font-name-asian="Source Han Sans HW SC" style:font-size-asian="10pt" style:font-name-complex="Liberation Mono" style:font-size-complex="10pt"/>
    </style:style>
    <style:style style:name="P9" style:family="paragraph" style:parent-style-name="Preformatted_20_Text">
      <style:text-properties style:font-name="Instrument Serif" fo:font-size="10pt" officeooo:rsid="00461198" officeooo:paragraph-rsid="00465051" style:font-name-asian="Source Han Sans HW SC" style:font-size-asian="10pt" style:font-name-complex="Liberation Mono" style:font-size-complex="10pt"/>
    </style:style>
    <style:style style:name="P10" style:family="paragraph" style:parent-style-name="Preformatted_20_Text">
      <style:text-properties style:font-name="Instrument Serif" fo:font-size="10pt" officeooo:rsid="0048279d" officeooo:paragraph-rsid="0048279d" style:font-name-asian="Source Han Sans HW SC" style:font-size-asian="10pt" style:font-name-complex="Liberation Mono" style:font-size-complex="10pt"/>
    </style:style>
    <style:style style:name="P11" style:family="paragraph" style:parent-style-name="Preformatted_20_Text">
      <style:text-properties style:font-name="Instrument Serif" fo:font-size="10pt" officeooo:rsid="0049550b" officeooo:paragraph-rsid="0049550b" style:font-name-asian="Source Han Sans HW SC" style:font-size-asian="10pt" style:font-name-complex="Liberation Mono" style:font-size-complex="10pt"/>
    </style:style>
    <style:style style:name="P12" style:family="paragraph" style:parent-style-name="Preformatted_20_Text">
      <style:text-properties style:font-name="Instrument Serif" fo:font-size="10pt" officeooo:paragraph-rsid="002e6a7d" style:font-size-asian="10pt" style:font-size-complex="10pt"/>
    </style:style>
    <style:style style:name="T1" style:family="text">
      <style:text-properties officeooo:rsid="0007ee84"/>
    </style:style>
    <style:style style:name="T2" style:family="text">
      <style:text-properties officeooo:rsid="00461198"/>
    </style:style>
    <style:style style:name="T3" style:family="text">
      <style:text-properties officeooo:rsid="0035eb81"/>
    </style:style>
    <style:style style:name="T4" style:family="text">
      <style:text-properties officeooo:rsid="0035a4cb"/>
    </style:style>
    <style:style style:name="T5" style:family="text">
      <style:text-properties officeooo:rsid="003d14b8"/>
    </style:style>
    <style:style style:name="T6" style:family="text">
      <style:text-properties fo:color="#ffffff" loext:opacity="100%"/>
    </style:style>
    <style:style style:name="T7" style:family="text">
      <style:text-properties officeooo:rsid="00465051"/>
    </style:style>
    <style:style style:name="T8" style:family="text">
      <style:text-properties officeooo:rsid="0048279d"/>
    </style:style>
    <style:style style:name="T9" style:family="text">
      <style:text-properties officeooo:rsid="0043303c"/>
    </style:style>
    <style:style style:name="T10" style:family="text">
      <style:text-properties officeooo:rsid="0049550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message"/>/<text:span text:style-name="T1">*</text:span></text:p>
      <text:p text:style-name="P2"/>
      <text:p text:style-name="P2">#include <text:span text:style-name="T2">clue you in ok help </text:span>maybe <text:span text:style-name="T2">think for yourself</text:span></text:p>
      <text:p text:style-name="P3">Webster’s Encyclopedia Of Dictionaries New American Edition <text:span text:style-name="T3">1978</text:span></text:p>
      <text:p text:style-name="P3">VOA Learning English Word Book 14555286 <text:span text:style-name="T4">bytes</text:span></text:p>
      <text:p text:style-name="P4">How things work Standard Book Number 59042989<text:span text:style-name="T5">2</text:span></text:p>
      <text:p text:style-name="P5">Foundations of Mechanical Accuracy Library of Congress Catalog Card 73-127307</text:p>
      <text:p text:style-name="P5">The C Programming Language Second Edition Standard Book Number 131103627</text:p>
      <text:p text:style-name="P3">26 <text:span text:style-name="T4">Page</text:span> Engineer’s Mini-Notebook Communication Projects Radio Shack Cat No: 276-5015A<text:span text:style-name="T6"> (2+7+6+5+1+5)</text:span></text:p>
      <text:p text:style-name="P6"><text:a xlink:type="simple" xlink:href="https://www.kurims.kyoto-u.ac.jp/~motizuki/papers-english.html" text:style-name="Internet_20_link" text:visited-style-name="Visited_20_Internet_20_Link">https://www.kurims.kyoto-u.ac.jp/~motizuki/papers-english.html</text:a></text:p>
      <text:p text:style-name="P6"><text:a xlink:type="simple" xlink:href="https://www.drmichaellevin.org/people/" text:style-name="Internet_20_link" text:visited-style-name="Visited_20_Internet_20_Link">https://www.drmichaellevin.org/people/</text:a></text:p>
      <text:p text:style-name="P6"><text:a xlink:type="simple" xlink:href="https://raw.githubusercontent.com/oneman/regenesis/refs/heads/main/eo14363.txt" text:style-name="Internet_20_link" text:visited-style-name="Visited_20_Internet_20_Link">https://raw.githubusercontent.com/oneman/regenesis/refs/heads/main/eo14363.txt</text:a></text:p>
      <text:p text:style-name="P7"><text:a xlink:type="simple" xlink:href="https://raw.githubusercontent.com/oneman/regenesis/refs/heads/main/USACONST.txt" text:style-name="Internet_20_link" text:visited-style-name="Visited_20_Internet_20_Link">https://raw.githubusercontent.com/oneman/regenesis/refs/heads/main/<text:span text:style-name="T7">USACONST.txt</text:span></text:a></text:p>
      <text:p text:style-name="P7"><text:a xlink:type="simple" xlink:href="https://raw.githubusercontent.com/oneman/regenesis/refs/heads/main/NISTCONST.pdf" text:style-name="Internet_20_link" text:visited-style-name="Visited_20_Internet_20_Link">https://raw.githubusercontent.com/oneman/regenesis/refs/heads/main/<text:span text:style-name="T7">NISTCONST.pdf</text:span></text:a></text:p>
      <text:p text:style-name="P8"><text:a xlink:type="simple" xlink:href="https://www.twitch.tv/computercode" text:style-name="Internet_20_link" text:visited-style-name="Visited_20_Internet_20_Link">https://www.twitch.tv/computercode</text:a></text:p>
      <text:p text:style-name="P8">etc, your <text:s/>choice ;)</text:p>
      <text:p text:style-name="P9">We describe here <text:span text:style-name="T7">a computational resynthesis engine via a concrete implementation description in</text:span></text:p>
      <text:p text:style-name="P8">that like Motizuki’s IUT is a whole bunch of simple stuff hooked up just certainly wright right rite.</text:p>
      <text:p text:style-name="P8">Well what we do with this engine is construct a special kind of cyber reasoning system that is not</text:p>
      <text:p text:style-name="P8">retarded like anything else before it called a cyber reasoning system as this one is actually totally </text:p>
      <text:p text:style-name="P8">and completely absolutely utterly truly based and thus not confusable with any kind of bravo sierra.</text:p>
      <text:p text:style-name="P8">In that it is totally a quantum information processing system if anything is, quantum just meaning</text:p>
      <text:p text:style-name="P8">counting, and in the case of reasoning we understand that to mean uh always considering and tracking</text:p>
      <text:p text:style-name="P8">the true and correct and incorrect and mispercieved reasons that things happen in order to put everything</text:p>
      <text:p text:style-name="P8">in the appropriate proper visual or other context but always inevidably that is pix or didn’t happen, we</text:p>
      <text:p text:style-name="P8">could say have a kind of CPU which has an instruction pointer and stack pointer and all the other usual </text:p>
      <text:p text:style-name="P8">stuff anything that exists and works would be fine but we add to that a reason pointer for the instruction that</text:p>
      <text:p text:style-name="P8">is tracable up to user action or some other thing that is in a modular system of systems ring synthesisor or modulator</text:p>
      <text:p text:style-name="P8">or whatever but we can put <text:span text:style-name="T8">all legacy systems ever into the loop including the jaccard loom to the eniac and the pdp-11</text:span></text:p>
      <text:p text:style-name="P10">and ibm system 7 and unix system any of them linux is infact a wonderbase we are init and or a module that is a local</text:p>
      <text:p text:style-name="P10">superuser to that system and we map a <text:span text:style-name="T9">memory size </text:span>of <text:span text:style-name="T9">4205260800 bytes </text:span>that we are able to view as rgb24 pixels in an</text:p>
      <text:p text:style-name="P10">two dimensional array of 26 by 26 1080p screenshots or png or 676 1080p frames or 169 4k superframes or something.</text:p>
      <text:p text:style-name="P10">We observe the following: 1,026,675 <text:span text:style-name="T10">* 4096 = 4205260800 ok so our computer lives on a rgb framebuffer substrace ya.</text:span></text:p>
      <text:p text:style-name="P11">Of course we may consider part of it or all of it or any parallel or serial network of this computer system substrate as</text:p>
      <text:p text:style-name="P11">any other kind of buffer maybe a 1 bit pixel buffer of any size or maybe a unicode or ascii or binary encoding of any</text:p>
      <text:p text:style-name="P11">kind but of course we can imagine constructing and will construct systems that convert from one thing to the next</text:p>
      <text:p text:style-name="P11">like usual but we make this in a new way using multiradial reconstruction algorithms like that of IUT and in the same</text:p>
      <text:p text:style-name="P11">way confuse everyone to death, so lets just say this is some kind Steam Game we are working on but we can’t afford a</text:p>
      <text:p text:style-name="P11">Steam developer whatever it is yet hahah, click here to save the world, lol ok.</text:p>
      <text:p text:style-name="P11"/>
      <text:p text:style-name="P12"><text:bookmark text:name="message Copy 1"/><text:span text:style-name="T1">*</text:span>/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Instrument Serif" svg:font-family="'Instrument Serif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HW SC" svg:font-family="'Source Han Sans HW SC'" style:font-family-generic="modern" style:font-pitch="fixed"/>
    <style:font-face style:name="Source Han Sans SC" svg:font-family="'Source Han Sans SC'" style:font-family-generic="system" style:font-pitch="variable"/>
    <style:font-face style:name="Source Han Serif SC" svg:font-family="'Source Han Serif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urce Han Serif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urce Han Serif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SC" style:font-family-asian="'Source Han Sans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List_20_Contents" style:display-name="List Contents" style:family="paragraph" style:parent-style-name="Standard" style:class="html">
      <style:paragraph-properties fo:margin-left="0.3937in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Source Han Sans HW SC" style:font-family-asian="'Source Han Sans HW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Source Han Serif SC" style:font-family-asian="'Source Han Serif SC'" style:font-family-generic-asian="system" style:font-pitch-asian="variable" style:font-size-asian="24pt" style:font-weight-asian="bold" style:font-name-complex="FreeSans1" style:font-family-complex="FreeSans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Endnot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27T23:25:57.241163418</meta:creation-date>
    <dc:title>t2</dc:title>
    <meta:editing-duration>PT9H18M50S</meta:editing-duration>
    <meta:editing-cycles>29</meta:editing-cycles>
    <meta:generator>LibreOffice/25.8.2.2$Linux_X86_64 LibreOffice_project/580$Build-2</meta:generator>
    <dc:date>2025-12-02T11:01:57.155424724</dc:date>
    <meta:print-date>2025-12-02T09:58:00.248217054</meta:print-date>
    <meta:document-statistic meta:table-count="0" meta:image-count="0" meta:object-count="0" meta:page-count="1" meta:paragraph-count="39" meta:word-count="534" meta:character-count="3331" meta:non-whitespace-character-count="2833"/>
    <meta:template xlink:type="simple" xlink:actuate="onRequest" xlink:title="t2" xlink:href="../../.config/libreoffice/4/user/template/t2.ott" meta:date="2025-11-27T23:25:56.251785853"/>
  </office:meta>
</office:document-meta>
</file>